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unning the Tuscany runtime from OSGi</text:h>
      <text:p text:style-name="Standard"/>
      <text:p text:style-name="Preformatted_20_Text"><text:span text:style-name="T1">The Tuscany runtime can be run in and OSGi container. </text:span></text:p>
      <text:h text:style-name="Heading_20_2" text:outline-level="2">Running in Equinox</text:h>
      <text:p text:style-name="Standard">On Windows, run</text:p>
      <text:p text:style-name="Preformatted_20_Text"/>
      <text:p text:style-name="Preformatted_20_Text">cd modules</text:p>
      <text:p text:style-name="Preformatted_20_Text">java -jar osgi-3.5.0-v20090520.jar -configuration ..\features\configuration -clean -console</text:p>
      <text:p text:style-name="Preformatted_20_Text"/>
      <text:p text:style-name="P2">On *Unix, run</text:p>
      <text:p text:style-name="Preformatted_20_Text"/>
      <text:p text:style-name="Preformatted_20_Text">cd modules</text:p>
      <text:p text:style-name="Preformatted_20_Text">java -jar osgi-3.5.0-v20090520.jar -configuration ../features/configuration -clean -console</text:p>
      <text:p text:style-name="Preformatted_20_Text"/>
      <text:p text:style-name="P2">You should see the osgi console:</text:p>
      <text:p text:style-name="Preformatted_20_Text"/>
      <text:p text:style-name="Preformatted_20_Text">osgi&gt;</text:p>
      <text:p text:style-name="Preformatted_20_Text"/>
      <text:p text:style-name="P2">You can run "ss" command under the osgi&gt; to see the status of the bundles:</text:p>
      <text:p text:style-name="Preformatted_20_Text"/>
      <text:p text:style-name="Preformatted_20_Text">osgi&gt; ss</text:p>
      <text:p text:style-name="Preformatted_20_Text"/>
      <text:p text:style-name="P2">Then you can install and start contributions as bundles by doing the following:</text:p>
      <text:p text:style-name="Preformatted_20_Text"/>
      <text:p text:style-name="Preformatted_20_Text">osgi&gt; install file:///./path/to/contribution_bundle.jar</text:p>
      <text:p text:style-name="Preformatted_20_Text"/>
      <text:p text:style-name="P2">For example,</text:p>
      <text:p text:style-name="P2"/>
      <text:p text:style-name="P2"><text:span text:style-name="T3">osgi&gt; install file:///c:\path\to\Tuscany\installation\samples\learning-more\contribution-osgi\target\sample-contribution-osgi.jar</text:span></text:p>
      <text:p text:style-name="P2"/>
      <text:p text:style-name="Preformatted_20_Text"><text:span text:style-name="T1">Note. This sample contribution contains a bundle activator to fire up the Tuscany runtime. We are not relying on any Tuscany runtime service to detect the installation of the ontribution bundle. </text:span></text:p>
      <text:h text:style-name="Heading_20_2" text:outline-level="2">Running on Felix</text:h>
      <text:p text:style-name="Standard">See http://tuscany.apache.org/documentation-2x/running-tuscany-sca-2x-with-equinox-and-felix.html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3$Win32 OpenOffice.org_project/330m20$Build-9567</meta:generator>
    <dc:date>2011-09-06T11:18:33.70</dc:date>
    <meta:editing-duration>P1DT2H52M8S</meta:editing-duration>
    <meta:editing-cycles>34</meta:editing-cycles>
    <meta:document-statistic meta:table-count="0" meta:image-count="0" meta:object-count="0" meta:page-count="1" meta:paragraph-count="20" meta:word-count="124" meta:character-count="1041"/>
  </office:meta>
</office:document-meta>
</file>